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text-position="0% 100%" fo:font-size="13pt" style:text-underline-style="solid" style:text-underline-width="auto" style:text-underline-color="font-color" fo:font-weight="bold" officeooo:rsid="0003cd44" officeooo:paragraph-rsid="0003cd44" style:font-size-asian="13pt" style:font-weight-asian="bold" style:font-size-complex="13pt" style:font-weight-complex="bold"/>
    </style:style>
    <style:style style:name="P2" style:family="paragraph" style:parent-style-name="Standard">
      <style:text-properties style:text-position="0% 100%" fo:font-size="13pt" style:text-underline-style="none" fo:font-weight="normal" officeooo:rsid="0003cd44" officeooo:paragraph-rsid="0003cd44" style:font-size-asian="13pt" style:font-weight-asian="normal" style:font-size-complex="13pt" style:font-weight-complex="normal"/>
    </style:style>
    <style:style style:name="P3" style:family="paragraph" style:parent-style-name="Standard">
      <style:text-properties style:text-position="0% 100%" fo:font-size="12pt" style:text-underline-style="none" fo:font-weight="normal" officeooo:rsid="0003cd44" officeooo:paragraph-rsid="0005662e" style:font-size-asian="10.5pt" style:font-weight-asian="normal" style:font-size-complex="12pt" style:font-weight-complex="normal"/>
    </style:style>
    <style:style style:name="P4" style:family="paragraph" style:parent-style-name="Standard">
      <style:text-properties style:text-position="0% 100%" fo:font-size="12pt" style:text-underline-style="none" fo:font-weight="normal" officeooo:rsid="0005ada8" officeooo:paragraph-rsid="0005ada8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text-position="0% 100%" fo:font-size="12pt" style:text-underline-style="none" fo:font-weight="normal" officeooo:rsid="0006f897" officeooo:paragraph-rsid="0006f897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text-position="0% 100%" fo:font-size="12pt" style:text-underline-style="none" fo:font-weight="normal" officeooo:rsid="00083f79" officeooo:paragraph-rsid="00083f79" style:font-size-asian="12pt" style:font-weight-asian="normal" style:font-size-complex="12pt" style:font-weight-complex="normal"/>
    </style:style>
    <style:style style:name="P7" style:family="paragraph" style:parent-style-name="Standard" style:list-style-name="L2">
      <style:text-properties officeooo:paragraph-rsid="0003cd44"/>
    </style:style>
    <style:style style:name="P8" style:family="paragraph" style:parent-style-name="Standard">
      <style:text-properties officeooo:paragraph-rsid="0005ada8"/>
    </style:style>
    <style:style style:name="P9" style:family="paragraph" style:parent-style-name="Standard">
      <style:text-properties fo:font-style="italic" officeooo:paragraph-rsid="0005ada8" style:font-style-asian="italic" style:font-style-complex="italic"/>
    </style:style>
    <style:style style:name="P10" style:family="paragraph" style:parent-style-name="Text_20_body">
      <style:text-properties officeooo:rsid="0006f897" officeooo:paragraph-rsid="0006f897"/>
    </style:style>
    <style:style style:name="P11" style:family="paragraph" style:parent-style-name="Text_20_body">
      <style:text-properties officeooo:paragraph-rsid="0006f897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6f897" style:font-style-asian="italic" style:font-style-complex="italic"/>
    </style:style>
    <style:style style:name="T3" style:family="text">
      <style:text-properties fo:font-style="italic" officeooo:rsid="00083f79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06f897" style:font-style-asian="normal" style:font-style-complex="normal"/>
    </style:style>
    <style:style style:name="T6" style:family="text">
      <style:text-properties style:text-position="0% 100%" fo:font-size="12pt" style:text-underline-style="none" fo:font-weight="normal" style:font-size-asian="10.5pt" style:font-weight-asian="normal" style:font-size-complex="12pt" style:font-weight-complex="normal"/>
    </style:style>
    <style:style style:name="T7" style:family="text">
      <style:text-properties style:text-position="0% 100%" fo:font-size="12pt" style:text-underline-style="none" fo:font-weight="normal" officeooo:rsid="0003cd44" style:font-size-asian="10.5pt" style:font-weight-asian="normal" style:font-size-complex="12pt" style:font-weight-complex="normal"/>
    </style:style>
    <style:style style:name="T8" style:family="text">
      <style:text-properties style:text-position="0% 100%" fo:font-size="12pt" style:text-underline-style="none" fo:font-weight="normal" officeooo:rsid="0005662e" style:font-size-asian="10.5pt" style:font-weight-asian="normal" style:font-size-complex="12pt" style:font-weight-complex="normal"/>
    </style:style>
    <style:style style:name="T9" style:family="text">
      <style:text-properties style:text-position="0% 100%" fo:font-size="12pt" style:text-underline-style="none" fo:font-weight="normal" officeooo:rsid="0005ada8" style:font-size-asian="10.5pt" style:font-weight-asian="normal" style:font-size-complex="12pt" style:font-weight-complex="normal"/>
    </style:style>
    <style:style style:name="T10" style:family="text">
      <style:text-properties style:text-position="0% 100%" fo:font-size="12pt" style:text-underline-style="none" fo:font-weight="normal" officeooo:rsid="0005ada8" style:font-size-asian="12pt" style:font-weight-asian="normal" style:font-size-complex="12pt" style:font-weight-complex="normal"/>
    </style:style>
    <style:style style:name="T11" style:family="text">
      <style:text-properties style:text-position="0% 100%" fo:font-size="12pt" style:text-underline-style="none" fo:font-weight="normal" officeooo:rsid="0006f897" style:font-size-asian="12pt" style:font-weight-asian="normal" style:font-size-complex="12pt" style:font-weight-complex="normal"/>
    </style:style>
    <style:style style:name="T12" style:family="text">
      <style:text-properties style:text-position="0% 100%" fo:font-size="12pt" fo:font-style="italic" style:text-underline-style="none" fo:font-weight="normal" officeooo:rsid="0003cd44" style:font-size-asian="10.5pt" style:font-style-asian="italic" style:font-weight-asian="normal" style:font-size-complex="12pt" style:font-style-complex="italic" style:font-weight-complex="normal"/>
    </style:style>
    <style:style style:name="T13" style:family="text">
      <style:text-properties style:text-position="0% 100%" fo:font-size="12pt" fo:font-style="italic" style:text-underline-style="none" fo:font-weight="normal" officeooo:rsid="0005ada8" style:font-size-asian="12pt" style:font-style-asian="italic" style:font-weight-asian="normal" style:font-size-complex="12pt" style:font-style-complex="italic" style:font-weight-complex="normal"/>
    </style:style>
    <style:style style:name="T14" style:family="text">
      <style:text-properties style:text-position="0% 100%" fo:font-size="12pt" fo:font-style="normal" style:text-underline-style="none" fo:font-weight="normal" officeooo:rsid="0003cd44" style:font-size-asian="10.5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text-position="0% 100%" fo:font-size="12pt" fo:font-style="normal" style:text-underline-style="none" fo:font-weight="normal" officeooo:rsid="0005ada8" style:font-size-asian="10.5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text-position="0% 100%" fo:font-size="12pt" fo:font-style="normal" style:text-underline-style="none" fo:font-weight="normal" officeooo:rsid="0005ada8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officeooo:rsid="0005662e"/>
    </style:style>
    <style:style style:name="T18" style:family="text">
      <style:text-properties officeooo:rsid="0005ada8"/>
    </style:style>
    <style:style style:name="T19" style:family="text">
      <style:text-properties officeooo:rsid="000a8d0b"/>
    </style:style>
    <style:style style:name="T20" style:family="text">
      <style:text-properties officeooo:rsid="000ee67d"/>
    </style:style>
    <style:style style:name="T21" style:family="text">
      <style:text-properties officeooo:rsid="000fc064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erpreted program requirements</text:p>
      <text:list text:style-name="L2">
        <text:list-item>
          <text:p text:style-name="P7"><text:span text:style-name="T8">FileIO</text:span></text:p>
        </text:list-item>
        <text:list-item>
          <text:p text:style-name="P7"><text:span text:style-name="T7"/></text:p>
        </text:list-item>
      </text:list>
      <text:p text:style-name="P2"/>
      <text:p text:style-name="P1">Diagram/illustrations of program design</text:p>
      <text:p text:style-name="P3"/>
      <text:p text:style-name="P1"/>
      <text:p text:style-name="P1">Summary of implementation details</text:p>
      <text:p text:style-name="P9"><text:span text:style-name="T9">Pre-amble</text:span><text:span text:style-name="T7">:</text:span></text:p>
      <text:p text:style-name="P8"><text:span text:style-name="T7">You will see many structs suffixed with </text:span><text:span text:style-name="T12">status</text:span><text:span text:style-name="T14">, such as </text:span><text:span text:style-name="T12">GenericStatus</text:span><text:span text:style-name="T14">, or </text:span><text:span text:style-name="T12">IntInputStatus</text:span><text:span text:style-name="T14">, etc....(They can all be found within the </text:span><text:span text:style-name="T12">Statuses.h</text:span><text:span text:style-name="T14"> header)</text:span></text:p>
      <text:p text:style-name="P8"><text:span text:style-name="T15">Many </text:span><text:span text:style-name="T14">times, when returning from a function, I need to know if a value has been properly returned. </text:span><text:span text:style-name="T15">S</text:span><text:span text:style-name="T14">o each </text:span><text:span text:style-name="T12">status</text:span><text:span text:style-name="T14"> struct just bundles a bool </text:span><text:span text:style-name="T12">‘success’</text:span><text:span text:style-name="T14"> with whatever the value being returned is – </text:span><text:span text:style-name="T15">thus,</text:span><text:span text:style-name="T14"> the function caller can check the success status of whatever is being returned.</text:span></text:p>
      <text:p text:style-name="P1"/>
      <text:p text:style-name="P1"/>
      <text:p text:style-name="P1">Reflections</text:p>
      <text:p text:style-name="P10">My previous background in C++ was Game Development in Windows, using Visual Studio as an IDE.</text:p>
      <text:p text:style-name="P11">Having mostly used the given STL containers such as <text:span text:style-name="T1">std::vector, </text:span><text:span text:style-name="T4"><text:s/>I never had to take much care previously to ensure no memory leaks. </text:span><text:span text:style-name="T18">Thus, for this assignment, </text:span>I had to learn how to be careful to de-allocate any memory that I had previously allocated, as many basic functions such as <text:span text:style-name="T1">Tokeni</text:span><text:span text:style-name="T3">z</text:span><text:span text:style-name="T1">eString()</text:span><text:span text:style-name="T2"> </text:span><text:span text:style-name="T5">now required that memory be manually allocated and managed.</text:span></text:p>
      <text:p text:style-name="P11"><text:span text:style-name="T10">I </text:span><text:span text:style-name="T11">also </text:span><text:span text:style-name="T10">got to learn about CLI tools such as </text:span><text:span text:style-name="T13">Valgrind</text:span><text:span text:style-name="T16"> which allowed me to extensively test my program for leaks.</text:span></text:p>
      <text:p text:style-name="P5">Additionally, with Visual Studio abstracting the details of building and running behind a <text:span text:style-name="T19">one-click button</text:span>, the compilation and linking process was a black box to me. <text:line-break/>Compiling via g++ in the CLI helped me peel back the black box, and I’<text:span text:style-name="T20">ve</text:span> even progressed to using simple makefiles to ease <text:span text:style-name="T21">the pain of having to re-type the compilation command every time.</text:span></text:p>
      <text:p text:style-name="P4"/>
      <text:p text:style-name="P4">One assumption I made was on the portability <text:span text:style-name="T1">(or lack thereof)</text:span><text:span text:style-name="T4"> of this program. Evidently, my makefile used for building, and certain commands </text:span><text:span text:style-name="T1">( system(“clear) )</text:span><text:span text:style-name="T4"> are obviously platform-specific, and this program likely wouldn’t build on windows.</text:span></text:p>
      <text:p text:style-name="P4"><text:span text:style-name="T4">Thus, a possible improvement is on the portability of this program – being able to compile on multiple platforms.</text:span></text:p>
      <text:p text:style-name="P4"><text:span text:style-name="T4"/></text:p>
      <text:p text:style-name="P6"><text:span text:style-name="T4">Another possible improvement is to try and use CMake for my next project, as that is the industry standard.</text:span></text:p>
      <text:p text:style-name="P4"><text:span text:style-name="T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SG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SG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1T21:41:39.156358301</meta:creation-date>
    <meta:generator>LibreOffice/24.2.7.2$Linux_X86_64 LibreOffice_project/420$Build-2</meta:generator>
    <dc:date>2025-01-11T22:43:28.364810556</dc:date>
    <meta:editing-duration>PT51M27S</meta:editing-duration>
    <meta:editing-cycles>13</meta:editing-cycles>
    <meta:document-statistic meta:table-count="0" meta:image-count="0" meta:object-count="0" meta:page-count="1" meta:paragraph-count="16" meta:word-count="317" meta:character-count="1947" meta:non-whitespace-character-count="1643"/>
  </office:meta>
</office:document-meta>
</file>